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7600000029C3D3C8843D19B85B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9.252cm" table:align="margins" fo:background-color="transparent">
        <style:background-image/>
      </style:table-properties>
    </style:style>
    <style:style style:name="Tabla1.A" style:family="table-column">
      <style:table-column-properties style:column-width="9.252cm" style:rel-column-width="65535*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#dee6ef" fo:padding="0.101cm" fo:border="0.05pt solid #000000" style:writing-mode="page">
        <style:background-image/>
      </style:table-cell-properties>
    </style:style>
    <style:style style:name="Tabla1.A2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a5" style:family="table">
      <style:table-properties style:width="9.252cm" table:align="margins" fo:background-color="transparent">
        <style:background-image/>
      </style:table-properties>
    </style:style>
    <style:style style:name="Tabla5.A" style:family="table-column">
      <style:table-column-properties style:column-width="9.252cm" style:rel-column-width="65535*"/>
    </style:style>
    <style:style style:name="Tabla5.1" style:family="table-row">
      <style:table-row-properties fo:background-color="transparent">
        <style:background-image/>
      </style:table-row-properties>
    </style:style>
    <style:style style:name="Tabla5.A1" style:family="table-cell">
      <style:table-cell-properties fo:background-color="#dee6ef" fo:padding="0.101cm" fo:border="0.05pt solid #000000" style:writing-mode="page">
        <style:background-image/>
      </style:table-cell-properties>
    </style:style>
    <style:style style:name="Tabla5.A2" style:family="table-cell">
      <style:table-cell-properties fo:background-color="transparent" fo:padding="0.101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5.A3" style:family="table-cell">
      <style:table-cell-properties fo:background-color="#dee6ef" fo:padding="0.101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5.A4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a5.A6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a4" style:family="table">
      <style:table-properties style:width="9.252cm" table:align="margins" fo:background-color="transparent">
        <style:background-image/>
      </style:table-properties>
    </style:style>
    <style:style style:name="Tabla4.A" style:family="table-column">
      <style:table-column-properties style:column-width="9.252cm" style:rel-column-width="65535*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background-color="#dee6ef" fo:padding="0.101cm" fo:border="0.05pt solid #000000" style:writing-mode="page">
        <style:background-image/>
      </style:table-cell-properties>
    </style:style>
    <style:style style:name="Tabla4.A2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a4.A3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a4.A4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a4.A5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a4.A6" style:family="table-cell">
      <style:table-cell-properties fo:background-color="#dee6ef" fo:padding="0.101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4.A7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a2" style:family="table">
      <style:table-properties style:width="9.252cm" table:align="margins" fo:background-color="transparent">
        <style:background-image/>
      </style:table-properties>
    </style:style>
    <style:style style:name="Tabla2.A" style:family="table-column">
      <style:table-column-properties style:column-width="9.252cm" style:rel-column-width="65535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dee6ef" fo:padding="0.101cm" fo:border="0.05pt solid #000000" style:writing-mode="page">
        <style:background-image/>
      </style:table-cell-properties>
    </style:style>
    <style:style style:name="Tabla2.A2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a3" style:family="table">
      <style:table-properties style:width="9.252cm" table:align="margins" fo:background-color="transparent">
        <style:background-image/>
      </style:table-properties>
    </style:style>
    <style:style style:name="Tabla3.A" style:family="table-column">
      <style:table-column-properties style:column-width="9.252cm" style:rel-column-width="65535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#dee6ef" fo:padding="0.101cm" fo:border="0.05pt solid #000000" style:writing-mode="page">
        <style:background-image/>
      </style:table-cell-properties>
    </style:style>
    <style:style style:name="Tabla3.A2" style:family="table-cell">
      <style:table-cell-properties fo:background-color="#dee6ef" fo:padding="0.101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Lucida Console" fo:font-weight="normal" officeooo:rsid="001c5b62" officeooo:paragraph-rsid="001c5b62" fo:background-color="transparent" style:font-weight-asian="normal" style:font-weight-complex="normal"/>
    </style:style>
    <style:style style:name="P2" style:family="paragraph" style:parent-style-name="Standard">
      <style:text-properties style:font-name="Calibri" fo:font-size="10pt" officeooo:rsid="0028b910" officeooo:paragraph-rsid="00359faa" style:font-size-asian="10pt" style:font-size-complex="10pt"/>
    </style:style>
    <style:style style:name="P3" style:family="paragraph" style:parent-style-name="Standard">
      <style:text-properties style:font-name="Calibri" fo:font-size="10pt" fo:font-weight="normal" officeooo:paragraph-rsid="001c5b62" style:font-size-asian="10pt" style:font-weight-asian="normal" style:font-size-complex="10pt" style:font-weight-complex="normal"/>
    </style:style>
    <style:style style:name="P4" style:family="paragraph" style:parent-style-name="Standard">
      <style:text-properties style:font-name="Calibri" fo:font-size="10pt" fo:font-weight="normal" officeooo:rsid="001e8886" officeooo:paragraph-rsid="00359faa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Calibri" fo:font-size="10pt" fo:font-weight="normal" officeooo:paragraph-rsid="00359faa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Calibri" fo:font-size="10pt" fo:font-weight="bold" officeooo:rsid="0028b910" officeooo:paragraph-rsid="0028b910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Calibri" fo:font-size="10pt" fo:font-weight="bold" officeooo:rsid="002c9339" officeooo:paragraph-rsid="00359faa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Calibri" fo:font-size="10pt" fo:font-weight="bold" officeooo:rsid="002c9339" officeooo:paragraph-rsid="00370bb2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Calibri" fo:font-size="10pt" fo:font-weight="bold" officeooo:rsid="001d190e" officeooo:paragraph-rsid="00359faa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Calibri" fo:font-size="10pt" fo:font-weight="bold" officeooo:rsid="001d190e" officeooo:paragraph-rsid="001c5b62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Calibri" fo:font-size="10pt" fo:font-weight="bold" officeooo:rsid="00370bb2" officeooo:paragraph-rsid="00370bb2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Calibri" fo:font-size="10pt" fo:font-style="italic" fo:font-weight="bold" officeooo:rsid="0028b910" officeooo:paragraph-rsid="00359faa" fo:background-color="#ffff00" style:font-size-asian="10pt" style:font-style-asian="italic" style:font-weight-asian="bold" style:font-size-complex="10pt" style:font-style-complex="italic" style:font-weight-complex="bold"/>
    </style:style>
    <style:style style:name="P13" style:family="paragraph" style:parent-style-name="Standard">
      <style:text-properties style:font-name="Calibri" fo:font-size="10pt" fo:font-style="italic" fo:font-weight="normal" officeooo:rsid="0028b910" officeooo:paragraph-rsid="00359faa" style:font-size-asian="10pt" style:font-style-asian="italic" style:font-weight-asian="normal" style:font-size-complex="10pt" style:font-style-complex="italic" style:font-weight-complex="normal"/>
    </style:style>
    <style:style style:name="P14" style:family="paragraph" style:parent-style-name="Standard">
      <style:text-properties style:font-name="Calibri" fo:font-size="9pt" fo:font-weight="normal" officeooo:rsid="001c5b62" officeooo:paragraph-rsid="00359faa" style:font-size-asian="9pt" style:font-weight-asian="normal" style:font-size-complex="9pt" style:font-weight-complex="normal"/>
    </style:style>
    <style:style style:name="P15" style:family="paragraph" style:parent-style-name="Standard">
      <style:text-properties style:font-name="Calibri" fo:font-size="9pt" fo:font-weight="normal" officeooo:rsid="001c5b62" officeooo:paragraph-rsid="00370bb2" style:font-size-asian="9pt" style:font-weight-asian="normal" style:font-size-complex="9pt" style:font-weight-complex="normal"/>
    </style:style>
    <style:style style:name="P16" style:family="paragraph" style:parent-style-name="Standard">
      <style:text-properties style:font-name="Calibri" fo:font-size="9pt" fo:font-weight="normal" officeooo:rsid="001e8886" officeooo:paragraph-rsid="00359faa" style:font-size-asian="9pt" style:font-weight-asian="normal" style:font-size-complex="9pt" style:font-weight-complex="normal"/>
    </style:style>
    <style:style style:name="P17" style:family="paragraph" style:parent-style-name="Standard">
      <style:text-properties style:font-name="Calibri" fo:font-size="9pt" fo:font-weight="normal" officeooo:rsid="001c5b62" officeooo:paragraph-rsid="00370bb2" fo:background-color="transparent" style:font-size-asian="9pt" style:font-weight-asian="normal" style:font-size-complex="9pt" style:font-weight-complex="normal"/>
    </style:style>
    <style:style style:name="P18" style:family="paragraph" style:parent-style-name="Standard">
      <style:text-properties style:font-name="Calibri" fo:font-size="9pt" fo:font-weight="normal" officeooo:rsid="00370bb2" officeooo:paragraph-rsid="00370bb2" fo:background-color="#e8f2a1" style:font-size-asian="9pt" style:font-weight-asian="normal" style:font-size-complex="9pt" style:font-weight-complex="normal"/>
    </style:style>
    <style:style style:name="P19" style:family="paragraph" style:parent-style-name="Standard">
      <style:text-properties style:font-name="Calibri" fo:font-size="9pt" fo:font-weight="bold" officeooo:rsid="0021b72d" officeooo:paragraph-rsid="00359faa" style:font-size-asian="9pt" style:font-weight-asian="bold" style:font-size-complex="9pt" style:font-weight-complex="bold"/>
    </style:style>
    <style:style style:name="P20" style:family="paragraph" style:parent-style-name="Standard">
      <style:text-properties style:font-name="Calibri" fo:font-size="9pt" fo:font-style="italic" fo:font-weight="normal" officeooo:rsid="001c5b62" officeooo:paragraph-rsid="00359faa" fo:background-color="#e8f2a1" style:font-size-asian="9pt" style:font-style-asian="italic" style:font-weight-asian="normal" style:font-size-complex="9pt" style:font-style-complex="italic" style:font-weight-complex="normal"/>
    </style:style>
    <style:style style:name="P21" style:family="paragraph" style:parent-style-name="Standard">
      <style:text-properties style:font-name="Calibri" fo:font-size="9pt" fo:font-style="normal" fo:font-weight="normal" officeooo:rsid="00370bb2" officeooo:paragraph-rsid="00370bb2" fo:background-color="#e8f2a1" style:font-size-asian="9pt" style:font-style-asian="normal" style:font-weight-asian="normal" style:font-size-complex="9pt" style:font-style-complex="normal" style:font-weight-complex="normal"/>
    </style:style>
    <style:style style:name="P22" style:family="paragraph" style:parent-style-name="Standard">
      <style:text-properties style:font-name="Calibri" fo:font-size="9pt" fo:font-style="normal" fo:font-weight="normal" officeooo:rsid="001c5b62" officeooo:paragraph-rsid="00359faa" fo:background-color="transparent" style:font-size-asian="9pt" style:font-style-asian="normal" style:font-weight-asian="normal" style:font-size-complex="9pt" style:font-style-complex="normal" style:font-weight-complex="normal"/>
    </style:style>
    <style:style style:name="P23" style:family="paragraph" style:parent-style-name="Standard">
      <style:text-properties style:font-name="Calibri" fo:font-size="8pt" fo:font-weight="normal" officeooo:rsid="0028b910" officeooo:paragraph-rsid="00359faa" style:font-size-asian="8pt" style:font-weight-asian="normal" style:font-size-complex="8pt" style:font-weight-complex="normal"/>
    </style:style>
    <style:style style:name="P24" style:family="paragraph" style:parent-style-name="Standard">
      <style:text-properties fo:color="#c9211e" loext:opacity="100%" style:font-name="Calibri" fo:font-size="9pt" fo:font-weight="normal" officeooo:rsid="001c5b62" officeooo:paragraph-rsid="00359faa" fo:background-color="#ffff00" style:font-size-asian="9pt" style:font-weight-asian="normal" style:font-size-complex="9pt" style:font-weight-complex="normal"/>
    </style:style>
    <style:style style:name="P25" style:family="paragraph" style:parent-style-name="Standard">
      <style:text-properties fo:color="#c9211e" loext:opacity="100%" style:font-name="Calibri" fo:font-size="9pt" fo:font-weight="normal" officeooo:rsid="001c5b62" officeooo:paragraph-rsid="00370bb2" fo:background-color="#ffff00" style:font-size-asian="9pt" style:font-weight-asian="normal" style:font-size-complex="9pt" style:font-weight-complex="normal"/>
    </style:style>
    <style:style style:name="P26" style:family="paragraph" style:parent-style-name="Standard">
      <style:text-properties officeooo:paragraph-rsid="00359faa"/>
    </style:style>
    <style:style style:name="P27" style:family="paragraph" style:parent-style-name="Standard">
      <style:text-properties style:use-window-font-color="true" loext:opacity="0%" style:font-name="Calibri" fo:font-size="10pt" fo:font-weight="bold" officeooo:rsid="00359faa" officeooo:paragraph-rsid="00359faa" fo:background-color="transparent" style:font-size-asian="10pt" style:font-weight-asian="bold" style:font-size-complex="10pt" style:font-weight-complex="bold"/>
    </style:style>
    <style:style style:name="P28" style:family="paragraph" style:parent-style-name="Standard">
      <style:text-properties style:use-window-font-color="true" loext:opacity="0%" style:font-name="Calibri" fo:font-size="10pt" fo:font-weight="normal" officeooo:rsid="00359faa" officeooo:paragraph-rsid="00359faa" fo:background-color="transparent" style:font-size-asian="10pt" style:font-weight-asian="normal" style:font-size-complex="10pt" style:font-weight-complex="normal"/>
    </style:style>
    <style:style style:name="P29" style:family="paragraph" style:parent-style-name="Standard">
      <style:text-properties style:use-window-font-color="true" loext:opacity="0%" style:font-name="Calibri" fo:font-size="10pt" fo:font-weight="normal" officeooo:rsid="00359faa" officeooo:paragraph-rsid="00359faa" fo:background-color="#ffff00" style:font-size-asian="10pt" style:font-weight-asian="normal" style:font-size-complex="10pt" style:font-weight-complex="normal"/>
    </style:style>
    <style:style style:name="P30" style:family="paragraph" style:parent-style-name="Standard">
      <style:text-properties style:use-window-font-color="true" loext:opacity="0%" style:font-name="Calibri" fo:font-size="9pt" fo:font-style="normal" fo:font-weight="normal" officeooo:rsid="00370bb2" officeooo:paragraph-rsid="00370bb2" fo:background-color="#e8f2a1" style:font-size-asian="9pt" style:font-style-asian="normal" style:font-weight-asian="normal" style:font-size-complex="9pt" style:font-style-complex="normal" style:font-weight-complex="normal"/>
    </style:style>
    <style:style style:name="P31" style:family="paragraph" style:parent-style-name="Standard">
      <style:text-properties fo:color="#000000" loext:opacity="100%" style:font-name="Calibri" fo:font-size="9pt" fo:font-weight="normal" officeooo:rsid="00359faa" officeooo:paragraph-rsid="00359faa" fo:background-color="transparent" style:font-size-asian="9pt" style:font-weight-asian="normal" style:font-size-complex="9pt" style:font-weight-complex="normal"/>
    </style:style>
    <style:style style:name="P32" style:family="paragraph" style:parent-style-name="Standard">
      <style:text-properties fo:color="#000000" loext:opacity="100%" style:font-name="Calibri" fo:font-size="10pt" fo:font-weight="normal" officeooo:rsid="002b618e" officeooo:paragraph-rsid="00359faa" fo:background-color="transparent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text-align="center" style:justify-single-word="false"/>
      <style:text-properties officeooo:paragraph-rsid="00359faa"/>
    </style:style>
    <style:style style:name="P34" style:family="paragraph" style:parent-style-name="Footer">
      <style:paragraph-properties fo:text-align="center" style:justify-single-word="false"/>
      <style:text-properties style:font-name="Calibri" fo:font-size="8pt" fo:font-weight="bold" officeooo:rsid="00373b91" officeooo:paragraph-rsid="00373b91" style:font-size-asian="8pt" style:font-weight-asian="bold" style:font-size-complex="8pt" style:font-weight-complex="bold"/>
    </style:style>
    <style:style style:name="P35" style:family="paragraph" style:parent-style-name="Footer">
      <style:paragraph-properties fo:text-align="center" style:justify-single-word="false"/>
      <style:text-properties style:font-name="Calibri" fo:font-size="8pt" officeooo:rsid="00373b91" officeooo:paragraph-rsid="00373b91" style:font-size-asian="8pt" style:font-size-complex="8pt"/>
    </style:style>
    <style:style style:name="P36" style:family="paragraph" style:parent-style-name="Footer">
      <style:text-properties style:font-name="Calibri" fo:font-size="8pt" officeooo:rsid="00373b91" officeooo:paragraph-rsid="00373b91" style:font-size-asian="8pt" style:font-size-complex="8pt"/>
    </style:style>
    <style:style style:name="P37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Calibri" fo:font-size="8pt" officeooo:paragraph-rsid="00373b91" style:font-size-asian="8pt" style:font-size-complex="8pt"/>
    </style:style>
    <style:style style:name="P38" style:family="paragraph" style:parent-style-name="Footer">
      <style:text-properties style:font-name="DejaVu Sans" fo:font-size="9pt" fo:language="es" fo:country="ES" officeooo:rsid="00373b91" officeooo:paragraph-rsid="00373b91" style:font-size-asian="9pt" style:font-size-complex="9pt"/>
    </style:style>
    <style:style style:name="P39" style:family="paragraph" style:parent-style-name="Standard">
      <style:text-properties fo:color="#c9211e" loext:opacity="100%" style:font-name="Calibri" fo:font-size="9pt" fo:font-weight="normal" officeooo:rsid="001c5b62" officeooo:paragraph-rsid="00370bb2" fo:background-color="#ffff00" style:font-size-asian="9pt" style:font-weight-asian="normal" style:font-size-complex="9pt" style:font-weight-complex="normal"/>
    </style:style>
    <style:style style:name="P40" style:family="paragraph" style:parent-style-name="Standard">
      <style:text-properties style:font-name="Calibri" fo:font-size="9pt" fo:font-weight="normal" officeooo:rsid="001c5b62" officeooo:paragraph-rsid="00359faa" style:font-size-asian="9pt" style:font-weight-asian="normal" style:font-size-complex="9pt" style:font-weight-complex="normal"/>
    </style:style>
    <style:style style:name="T1" style:family="text">
      <style:text-properties officeooo:rsid="0028b910"/>
    </style:style>
    <style:style style:name="T2" style:family="text">
      <style:text-properties officeooo:rsid="00373b91"/>
    </style:style>
    <style:style style:name="T3" style:family="text">
      <style:text-properties fo:font-size="8pt" officeooo:rsid="00373b91" style:font-size-asian="8pt" style:font-size-complex="8pt"/>
    </style:style>
    <style:style style:name="T4" style:family="text">
      <style:text-properties fo:language="es" fo:country="ES"/>
    </style:style>
    <style:style style:name="T5" style:family="text">
      <style:text-properties fo:language="es" fo:country="ES" fo:font-weight="bold" style:font-weight-asian="bold" style:font-weight-complex="bold"/>
    </style:style>
    <style:style style:name="T6" style:family="text">
      <style:text-properties fo:background-color="#ffff00" loext:char-shading-value="0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d190e" style:font-weight-asian="bold" style:font-weight-complex="bold"/>
    </style:style>
    <style:style style:name="T9" style:family="text">
      <style:text-properties fo:font-weight="bold" officeooo:rsid="001e8886" style:font-weight-asian="bold" style:font-weight-complex="bold"/>
    </style:style>
    <style:style style:name="T10" style:family="text">
      <style:text-properties fo:font-weight="bold" fo:background-color="transparent" loext:char-shading-value="0" style:font-weight-asian="bold" style:font-weight-complex="bold"/>
    </style:style>
    <style:style style:name="T11" style:family="text">
      <style:text-properties officeooo:rsid="001e8886"/>
    </style:style>
    <style:style style:name="T12" style:family="text">
      <style:text-properties fo:color="#c9211e" loext:opacity="100%" fo:font-weight="bold" officeooo:rsid="002b618e" fo:background-color="#ffff00" loext:char-shading-value="0" style:font-weight-asian="bold" style:font-weight-complex="bold"/>
    </style:style>
    <style:style style:name="T13" style:family="text">
      <style:text-properties officeooo:rsid="002b8610"/>
    </style:style>
    <style:style style:name="T14" style:family="text">
      <style:text-properties officeooo:rsid="002de824"/>
    </style:style>
    <style:style style:name="T15" style:family="text">
      <style:text-properties fo:background-color="transparent" loext:char-shading-value="0"/>
    </style:style>
    <style:style style:name="T16" style:family="text">
      <style:text-properties style:font-name="Calibri" fo:font-size="8pt" fo:font-weight="normal" officeooo:rsid="00359faa" style:font-size-asian="8pt" style:font-weight-asian="normal" style:font-size-complex="8pt" style:font-weight-complex="normal"/>
    </style:style>
    <style:style style:name="T17" style:family="text">
      <style:text-properties officeooo:rsid="002b618e"/>
    </style:style>
    <style:style style:name="T18" style:family="text">
      <style:text-properties style:use-window-font-color="true" loext:opacity="0%" style:font-name="Calibri" fo:font-size="10pt" fo:font-weight="normal" officeooo:rsid="00359faa" fo:background-color="transparent" loext:char-shading-value="0" style:font-size-asian="10pt" style:font-weight-asian="normal" style:font-size-complex="10pt" style:font-weight-complex="normal"/>
    </style:style>
    <style:style style:name="T19" style:family="text">
      <style:text-properties style:use-window-font-color="true" loext:opacity="0%" style:font-name="Calibri" fo:font-size="10pt" fo:font-weight="normal" officeooo:rsid="00374e39" fo:background-color="transparent" loext:char-shading-value="0" style:font-size-asian="10pt" style:font-weight-asian="normal" style:font-size-complex="10pt" style:font-weight-complex="normal"/>
    </style:style>
    <style:style style:name="T20" style:family="text">
      <style:text-properties style:use-window-font-color="true" loext:opacity="0%" style:font-name="Calibri" fo:font-size="10pt" fo:font-weight="bold" officeooo:rsid="00359faa" fo:background-color="transparent" loext:char-shading-value="0" style:font-size-asian="10pt" style:font-weight-asian="bold" style:font-size-complex="10pt" style:font-weight-complex="bold"/>
    </style:style>
    <style:style style:name="T21" style:family="text">
      <style:text-properties style:use-window-font-color="true" loext:opacity="0%" style:font-name="Calibri" fo:font-size="10pt" fo:font-weight="bold" officeooo:rsid="00374e39" fo:background-color="transparent" loext:char-shading-value="0" style:font-size-asian="10pt" style:font-weight-asian="bold" style:font-size-complex="10pt" style:font-weight-complex="bold"/>
    </style:style>
    <style:style style:name="fr1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6">CARACTERÍSTICAS PRINCIPALES DE LA P. FUNCIONAL</text:p>
          </table:table-cell>
        </table:table-row>
        <table:table-row table:style-name="Tabla1.1">
          <table:table-cell table:style-name="Tabla1.A2" office:value-type="string">
            <text:p text:style-name="P3"><text:span text:style-name="T9">• Transparencia referencial</text:span><text:span text:style-name="T11">: la salida de una función debe depender sólo de sus argumentos </text:span><text:span text:style-name="T1">y debe ser determinista.</text:span></text:p>
            <text:p text:style-name="P3"><text:span text:style-name="T9">• Inmutabilidad de los datos</text:span><text:span text:style-name="T11">: los datos deben ser inmutables para evitar posibles efectos colaterales.</text:span></text:p>
            <text:p text:style-name="P3"><text:span text:style-name="T9">• Composición de funciones</text:span><text:span text:style-name="T11">: la salida de una función se puede tomar como entrada para la siguiente.</text:span></text:p>
            <text:p text:style-name="P3"><text:span text:style-name="T9">• Funciones de primer orden</text:span><text:span text:style-name="T11">: funciones que permiten tener otras funciones como parámetros, a modo de callbacks.</text:span></text:p>
          </table:table-cell>
        </table:table-row>
      </table:table>
      <text:p text:style-name="P10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7">INTERFAZ FUNCIONAL / <text:span text:style-name="T17">C</text:span>LASES ANÓNIMAS / LAMBDAS</text:p>
          </table:table-cell>
        </table:table-row>
        <table:table-row table:style-name="Tabla5.1">
          <table:table-cell table:style-name="Tabla5.A2" office:value-type="string">
            <text:p text:style-name="P28">Una IF es una interfaz (todos los métodos abstractos) con un único método y este es abstracto. </text:p>
            <text:p text:style-name="P28">Creamos IF (IFMensaje) con un método abstracto "imprimir" que no hace nada (es abstracto). Tenemos tres alternativas:</text:p>
          </table:table-cell>
        </table:table-row>
        <table:table-row table:style-name="Tabla5.1">
          <table:table-cell table:style-name="Tabla5.A3" office:value-type="string">
            <text:p text:style-name="P29">// CASO A: <text:s/>SIN CLASE ANÓNIMA, CON IMPLEMENTS</text:p>
            <text:p text:style-name="P26"><text:span text:style-name="T18">// <text:s/></text:span><text:span text:style-name="T19">Definimos </text:span><text:span text:style-name="T18">la IF </text:span><text:span text:style-name="T19">con </text:span><text:span text:style-name="T21">implements</text:span><text:span text:style-name="T18"> (MensajeImplementado)</text:span></text:p>
            <text:p text:style-name="P28">// <text:s/>Creamos una instancia de esa subclase</text:p>
            <text:p text:style-name="P32">// <text:s/>Llamamos a "imprimir": imprime UNA vez el texto</text:p>
          </table:table-cell>
        </table:table-row>
        <table:table-row table:style-name="Tabla5.1">
          <table:table-cell table:style-name="Tabla5.A4" office:value-type="string">
            <text:p text:style-name="P18">[<text:span text:style-name="T11">MensajeImplementado</text:span>.java]</text:p>
            <text:p text:style-name="P16"><text:span text:style-name="T7">public</text:span> <text:span text:style-name="T7">class</text:span> MensajeImplementado <text:span text:style-name="T7">implements</text:span> IFMensaje {</text:p>
            <text:p text:style-name="P16"><text:s text:c="4"/>//@<text:span text:style-name="T7">Override</text:span></text:p>
            <text:p text:style-name="P16"><text:s text:c="4"/><text:span text:style-name="T7">public</text:span> <text:span text:style-name="T7">String</text:span> imprime(<text:span text:style-name="T7">String</text:span> t) {</text:p>
            <text:p text:style-name="P16"><text:s text:c="8"/><text:span text:style-name="T7">return</text:span> t; <text:s/>} }</text:p>
            <text:p text:style-name="P18">[Main.java]</text:p>
            <text:p text:style-name="P16">MensajeImplementado m1 = <text:span text:style-name="T7">new</text:span> MensajeImplementado();</text:p>
          </table:table-cell>
        </table:table-row>
        <table:table-row table:style-name="Tabla5.1">
          <table:table-cell table:style-name="Tabla5.A3" office:value-type="string">
            <text:p text:style-name="P28"><text:span text:style-name="T6">// CASO B: <text:s/>CON CLASE ANÓNIMA <text:s text:c="12"/></text:span><text:s/></text:p>
            <text:p text:style-name="P28">// Creamos una instancia de esa subclase</text:p>
            <text:p text:style-name="P28">// Al crear la instancia definimos el método con <text:span text:style-name="T7">@Override</text:span></text:p>
            <text:p text:style-name="P28">// Llamamos al método "imprimir": imprime DOS veces el texto</text:p>
          </table:table-cell>
        </table:table-row>
        <table:table-row table:style-name="Tabla5.1">
          <table:table-cell table:style-name="Tabla5.A6" office:value-type="string">
            <text:p text:style-name="P21">[Main.java]</text:p>
            <text:p text:style-name="P22"><text:s text:c="2"/>IFMensaje m2 = <text:span text:style-name="T7">new</text:span> IFMensaje() {</text:p>
            <text:p text:style-name="P22"><text:s text:c="12"/>//@<text:span text:style-name="T7">Override</text:span></text:p>
            <text:p text:style-name="P22"><text:s text:c="12"/><text:span text:style-name="T7">public</text:span> <text:span text:style-name="T7">String</text:span> imprime(<text:span text:style-name="T7">String</text:span> t) {</text:p>
            <text:p text:style-name="P22"><text:s text:c="16"/><text:span text:style-name="T7">return</text:span> t + t; <text:s text:c="11"/>} <text:s text:c="5"/>};</text:p>
          </table:table-cell>
        </table:table-row>
        <table:table-row table:style-name="Tabla5.1">
          <table:table-cell table:style-name="Tabla5.A3" office:value-type="string">
            <text:p text:style-name="P29">// CASO C: <text:s/>CON FUNCIÓN LAMBDA</text:p>
            <text:p text:style-name="P28">// Creamos una instancia de esa subclase</text:p>
            <text:p text:style-name="P28">// Al crear la instancia definimos el método con UNA LAMBDA</text:p>
            <text:p text:style-name="P32">// Llamamos a "imprimir": imprime TRES veces el texto </text:p>
          </table:table-cell>
        </table:table-row>
        <table:table-row table:style-name="Tabla5.1">
          <table:table-cell table:style-name="Tabla5.A2" office:value-type="string">
            <text:p text:style-name="P30">[Main.java]</text:p>
            <text:p text:style-name="P31"><text:s/>IFMensaje m3 = (t) -&gt; (t + t + t);</text:p>
          </table:table-cell>
        </table:table-row>
      </table:table>
      <text:p text:style-name="P9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"><text:span text:style-name="T8">C</text:span><text:span text:style-name="T7">OMPARADORES CON LAMBDAS (JAVA) </text:span><text:span text:style-name="T12">de menor a mayor</text:span></text:p>
          </table:table-cell>
        </table:table-row>
        <table:table-row table:style-name="Tabla4.1">
          <table:table-cell table:style-name="Tabla4.A5" office:value-type="string">
            <text:p text:style-name="P5"><text:span text:style-name="T11">La </text:span><text:span text:style-name="T1">IF </text:span><text:span text:style-name="T9">Comparator </text:span><text:span text:style-name="T11">pide implementar un método </text:span><text:span text:style-name="T9">compare</text:span><text:span text:style-name="T11">,</text:span></text:p>
            <text:p text:style-name="P4">que recibe dos datos del tipo a tratar (T), y devuelve un entero</text:p>
            <text:p text:style-name="P4">indicando si el primero es menor, mayor, o son iguales.</text:p>
          </table:table-cell>
        </table:table-row>
        <table:table-row table:style-name="Tabla4.1">
          <table:table-cell table:style-name="Tabla4.A5" office:value-type="string">
            <text:p text:style-name="P12">S<text:span text:style-name="T13">olo s</text:span>i son enteros:</text:p>
            <text:p text:style-name="P23">personas.<text:span text:style-name="T7">sort</text:span>((p1,p2)→ p<text:span text:style-name="T13">1</text:span>.getEdad(()-p<text:span text:style-name="T13">2</text:span>.getEdad()); <text:s text:c="2"/>// o b<text:span text:style-name="T13">ien</text:span></text:p>
            <text:p text:style-name="P23">personas.<text:span text:style-name="T7">sort</text:span>((p1,p2)→ <text:span text:style-name="T7">Integer.compare</text:span>(p<text:span text:style-name="T13">1</text:span>.getEdad((), p<text:span text:style-name="T13">2</text:span>.getEdad());</text:p>
          </table:table-cell>
        </table:table-row>
        <table:table-row table:style-name="Tabla4.1">
          <table:table-cell table:style-name="Tabla4.A5" office:value-type="string">
            <text:p text:style-name="P13">Si son reales (<text:span text:style-name="T7">debe devolver un entero</text:span>):</text:p>
            <text:p text:style-name="P23">ps.<text:span text:style-name="T7">sort</text:span>((p1,p2)→ <text:span text:style-name="T7">Double/Float.compare</text:span>(p<text:span text:style-name="T13">1</text:span>.getPrecio((),p<text:span text:style-name="T13">2</text:span>.getPrecio());</text:p>
          </table:table-cell>
        </table:table-row>
        <table:table-row table:style-name="Tabla4.1">
          <table:table-cell table:style-name="Tabla4.A5" office:value-type="string">
            <text:p text:style-name="P13">Si son cadenas (<text:span text:style-name="T7">debe devolver un entero</text:span>):</text:p>
            <text:p text:style-name="P23">personas.<text:span text:style-name="T7">sort</text:span>((p1,p2)→ p<text:span text:style-name="T13">1</text:span>.getNombre(), p<text:span text:style-name="T13">2</text:span>.getNombre()); // o bien </text:p>
            <text:p text:style-name="P23">personas.<text:span text:style-name="T7">sort</text:span>((p1,p2)→ <text:span text:style-name="T7">compareTo</text:span>(p<text:span text:style-name="T13">1</text:span>.getNombre(), p<text:span text:style-name="T13">2.</text:span>getNombre());</text:p>
          </table:table-cell>
        </table:table-row>
        <table:table-row table:style-name="Tabla4.1">
          <table:table-cell table:style-name="Tabla4.A6" office:value-type="string">
            <text:p text:style-name="P7">STREAMS INTERMEDIOS (DEVUELVEN STREAMS)</text:p>
          </table:table-cell>
        </table:table-row>
        <table:table-row table:style-name="Tabla4.1">
          <table:table-cell table:style-name="Tabla4.A7" office:value-type="string">
            <text:p text:style-name="P24">// <text:s/>FILTRADO</text:p>
            <text:p text:style-name="P14"><text:span text:style-name="T7">Stream</text:span>&lt;Libro&gt; <text:span text:style-name="T6">librosFiltradosOrdenadosPorPrecioAscendente</text:span></text:p>
            <text:p text:style-name="P14"><text:s/>= libros.<text:span text:style-name="T7">stream</text:span>()</text:p>
            <text:p text:style-name="P14">.<text:span text:style-name="T7">filter</text:span>(p -&gt; p.getPrecio() &gt; 1)</text:p>
            <text:p text:style-name="P14">.<text:span text:style-name="T7">sorted</text:span>((p1, p2) -&gt; Double.compare(p2.getPrecio(), p1.getPrecio()));</text:p>
            <text:p text:style-name="P14"><text:s text:c="7"/></text:p>
            <text:p text:style-name="P20">librosFiltradosOrdenadosPorPrecioAscendente</text:p>
            <text:p text:style-name="P20">.<text:span text:style-name="T7">forEach</text:span>(p -&gt; System.out.println(p.getTitulo()));</text:p>
            <text:p text:style-name="P14"/>
            <text:p text:style-name="P24">// MAPEADO Y FILTRADO</text:p>
            <text:p text:style-name="P14"><text:span text:style-name="T7">Stream</text:span>&lt;String&gt; <text:span text:style-name="T6">tituloDeStreamFiltradosOrdenadosMapeados</text:span></text:p>
            <text:p text:style-name="P14">= libros.<text:span text:style-name="T7">stream</text:span>()</text:p>
            <text:p text:style-name="P14">.<text:span text:style-name="T7">filter</text:span>(p -&gt; p.getPrecio() &gt; 1)</text:p>
            <text:p text:style-name="P14">.<text:span text:style-name="T7">sorted</text:span>((p1, p2) -&gt; Double.compare(p2.getPrecio(), p1.getPrecio()))</text:p>
            <text:p text:style-name="P14">.<text:span text:style-name="T7">map</text:span>(p -&gt; p.getTitulo());</text:p>
            <text:p text:style-name="P14"><text:s text:c="8"/></text:p>
            <text:p text:style-name="P20">tituloDeStreamFiltradosOrdenadosMapeados</text:p>
            <text:p text:style-name="P20">.<text:span text:style-name="T7">forEach</text:span>(p -&gt; System.out.println(p));</text:p>
            <text:p text:style-name="P14"/>
            <text:p text:style-name="P14"><text:span text:style-name="T7">Stream</text:span>&lt;Double&gt; <text:span text:style-name="T6">precioDeStreamFiltradosOrdenadosMapeados</text:span></text:p>
            <text:p text:style-name="P14">= libros.<text:span text:style-name="T7">stream</text:span>()</text:p>
            <text:p text:style-name="P14">.<text:span text:style-name="T7">filter</text:span>(p -&gt; p.getPrecio() &gt; 1)</text:p>
            <text:p text:style-name="P14">.<text:span text:style-name="T7">sorted</text:span>((p1, p2) -&gt; Double.compare(p2.getPrecio(), p1.getPrecio()))</text:p>
            <text:p text:style-name="P14">.<text:span text:style-name="T7">map</text:span>(p -&gt; p.getPrecio());</text:p>
            <text:p text:style-name="P14"/>
            <text:p text:style-name="P20">precioDeStreamFiltradosOrdenadosMapeados</text:p>
            <text:p text:style-name="P20">.<text:span text:style-name="T7">forEach</text:span>(p -&gt; System.out.println(p));</text:p>
          </table:table-cell>
        </table:table-row>
      </table:table>
      <text:p text:style-name="P9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8">STREAMS <text:span text:style-name="T14">FINALES</text:span> (DEVUELVEN <text:span text:style-name="T14">OTRA COSA</text:span>)</text:p>
          </table:table-cell>
        </table:table-row>
        <table:table-row table:style-name="TableLine1704319812096">
          <table:table-cell table:style-name="Tabla2.A2" office:value-type="string">
            <text:p text:style-name="P25">// STREAMS FINALES</text:p>
            <text:p text:style-name="P15">libros.<text:span text:style-name="T7">stream</text:span>()</text:p>
            <text:p text:style-name="P15">.<text:span text:style-name="T7">filter</text:span>(p -&gt; p.getPrecio() &gt; 1)</text:p>
            <text:p text:style-name="P15">.<text:span text:style-name="T7">sorted</text:span>((p1, p2) -&gt; Double.compare(p2.getPrecio(), p1.getPrecio()))</text:p>
            <text:p text:style-name="P15">.<text:span text:style-name="T7">map</text:span>(p -&gt; p.getTitulo())</text:p>
            <text:p text:style-name="P15">.<text:span text:style-name="T7">forEach</text:span>(p -&gt; System.out.println(p));</text:p>
            <text:p text:style-name="P25">// COLLECT</text:p>
            <text:p text:style-name="P15"><text:span text:style-name="T7">List</text:span>&lt;Double&gt; <text:span text:style-name="T6">preciosAltosOrdenados</text:span></text:p>
            <text:p text:style-name="P15">= libros.<text:span text:style-name="T7">stream</text:span>()</text:p>
            <text:p text:style-name="P15">.<text:span text:style-name="T7">filter</text:span>(p -&gt; p.getPrecio() &gt; 1)</text:p>
            <text:p text:style-name="P15">.<text:span text:style-name="T7">sorted</text:span>((p1, p2) -&gt; Double.compare(p2.getPrecio(), p1.getPrecio()))</text:p>
            <text:p text:style-name="P15">.<text:span text:style-name="T7">map</text:span>(p -&gt; p.getPrecio())</text:p>
            <text:p text:style-name="P15">.<text:span text:style-name="T7">collect</text:span>(<text:span text:style-name="T7">Collectors.</text:span>toList()); <text:s/></text:p>
            <text:p text:style-name="P25">// COLLECT JOINING</text:p>
            <text:p text:style-name="P15"><text:span text:style-name="T7">String</text:span> <text:span text:style-name="T6">librosPreciosAltosOrdenadosSeparadosComas</text:span></text:p>
            <text:p text:style-name="P15">= libros.<text:span text:style-name="T7">stream</text:span>()</text:p>
            <text:p text:style-name="P15">.<text:span text:style-name="T7">filter</text:span>(p -&gt; p.getPrecio() &gt; 1)</text:p>
            <text:p text:style-name="P15">.<text:span text:style-name="T7">sorted</text:span>((p1, p2) -&gt; Double.compare(p2.getPrecio(), p1.getPrecio()))</text:p>
            <text:p text:style-name="P15">.<text:span text:style-name="T7">map</text:span>(p -&gt; p.getTitulo())</text:p>
            <text:p text:style-name="P15">.<text:span text:style-name="T7">collect</text:span>(<text:span text:style-name="T7">Collectors</text:span>.joining(",", "Texto antes =&gt; ", " &lt;= Texto después"));</text:p>
            <text:p text:style-name="P25">// MapToInt con Average</text:p>
            <text:p text:style-name="P15"><text:span text:style-name="T7">double</text:span> <text:span text:style-name="T6">mediaPaginas</text:span></text:p>
            <text:p text:style-name="P17">= libros.<text:span text:style-name="T7">stream</text:span>() <text:s text:c="2"/></text:p>
            <text:p text:style-name="P15"><text:span text:style-name="T15">.</text:span><text:span text:style-name="T10">mapToInt</text:span><text:span text:style-name="T15">(p -&gt; p.getPaginas()).</text:span><text:span text:style-name="T10">average</text:span><text:span text:style-name="T15">().</text:span><text:span text:style-name="T10">getAsDouble</text:span><text:span text:style-name="T15">();</text:span></text:p>
          </table:table-cell>
        </table:table-row>
      </table:table>
      <text:p text:style-name="P14"><text:s text:c="6"/></text:p>
      <text:p text:style-name="P14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1">Ejemplos completos:</text:p>
          </table:table-cell>
        </table:table-row>
        <table:table-row table:style-name="Tabla3.1">
          <table:table-cell table:style-name="Tabla3.A2" office:value-type="string">
            <text:p text:style-name="P33"><text:a xlink:type="simple" xlink:href="https://github.com/sergiobadal/PRG_EJEMPLOS/tree/master/funcional" text:style-name="Internet_20_link" text:visited-style-name="Visited_20_Internet_20_Link"><text:span text:style-name="T16">https://github.com/sergiobadal/PRG_EJEMPLOS/tree/master/funcional</text:span></text:a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  <number:date-style style:name="N10104" number:language="es" number:country="ES">
      <number:year/>
      <number:month number:style="long"/>
      <number:day number:style="long"/>
    </number:date-style>
    <number:time-style style:name="N10105" number:language="es" number:country="ES">
      <number:hours number:style="long"/>
      <number:minutes number:style="long"/>
    </number:time-style>
  </office:styles>
  <office:automatic-styles>
    <style:style style:name="Tabla6" style:family="table">
      <style:table-properties style:width="19.001cm" table:align="margins" fo:background-color="transparent">
        <style:background-image/>
      </style:table-properties>
    </style:style>
    <style:style style:name="Tabla6.A" style:family="table-column">
      <style:table-column-properties style:column-width="1.909cm" style:rel-column-width="6582*"/>
    </style:style>
    <style:style style:name="Tabla6.B" style:family="table-column">
      <style:table-column-properties style:column-width="1.796cm" style:rel-column-width="6193*"/>
    </style:style>
    <style:style style:name="Tabla6.C" style:family="table-column">
      <style:table-column-properties style:column-width="15.296cm" style:rel-column-width="52760*"/>
    </style:style>
    <style:style style:name="Tabla6.1" style:family="table-row">
      <style:table-row-properties fo:background-color="transparent">
        <style:background-image/>
      </style:table-row-properties>
    </style:style>
    <style:style style:name="Tabla6.A1" style:family="table-cell">
      <style:table-cell-properties style:vertical-align="middle" fo:background-color="#dee7e5" fo:padding="0cm" fo:border="none" style:writing-mode="page">
        <style:background-image/>
      </style:table-cell-properties>
    </style:style>
    <style:style style:name="MP1" style:family="paragraph" style:parent-style-name="Standard">
      <style:paragraph-properties fo:text-align="center" style:justify-single-word="false"/>
      <style:text-properties style:font-name="Lucida Console" fo:font-weight="normal" officeooo:rsid="001c5b62" officeooo:paragraph-rsid="001c5b62" fo:background-color="transparent" style:font-weight-asian="normal" style:font-weight-complex="normal"/>
    </style:style>
    <style:style style:name="MP2" style:family="paragraph" style:parent-style-name="Footer">
      <style:text-properties style:font-name="DejaVu Sans" fo:font-size="9pt" fo:language="es" fo:country="ES" officeooo:rsid="00373b91" officeooo:paragraph-rsid="00373b91" style:font-size-asian="9pt" style:font-size-complex="9pt"/>
    </style:style>
    <style:style style:name="MP3" style:family="paragraph" style:parent-style-name="Footer">
      <style:paragraph-properties fo:text-align="center" style:justify-single-word="false"/>
      <style:text-properties style:font-name="Calibri" fo:font-size="8pt" fo:font-weight="bold" officeooo:rsid="00373b91" officeooo:paragraph-rsid="00373b91" style:font-size-asian="8pt" style:font-weight-asian="bold" style:font-size-complex="8pt" style:font-weight-complex="bold"/>
    </style:style>
    <style:style style:name="MP4" style:family="paragraph" style:parent-style-name="Footer">
      <style:paragraph-properties fo:text-align="center" style:justify-single-word="false"/>
      <style:text-properties style:font-name="Calibri" fo:font-size="8pt" officeooo:rsid="00373b91" officeooo:paragraph-rsid="00373b91" style:font-size-asian="8pt" style:font-size-complex="8pt"/>
    </style:style>
    <style:style style:name="MP5" style:family="paragraph" style:parent-style-name="Footer">
      <style:text-properties style:font-name="Calibri" fo:font-size="8pt" officeooo:rsid="00373b91" officeooo:paragraph-rsid="00373b91" style:font-size-asian="8pt" style:font-size-complex="8pt"/>
    </style:style>
    <style:style style:name="MP6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Calibri" fo:font-size="8pt" officeooo:paragraph-rsid="00373b91" style:font-size-asian="8pt" style:font-size-complex="8pt"/>
    </style:style>
    <style:style style:name="MT1" style:family="text">
      <style:text-properties officeooo:rsid="0028b910"/>
    </style:style>
    <style:style style:name="MT2" style:family="text">
      <style:text-properties officeooo:rsid="00373b91"/>
    </style:style>
    <style:style style:name="MT3" style:family="text">
      <style:text-properties fo:font-size="8pt" officeooo:rsid="00373b91" style:font-size-asian="8pt" style:font-size-complex="8pt"/>
    </style:style>
    <style:style style:name="MT4" style:family="text">
      <style:text-properties fo:language="es" fo:country="ES" fo:font-weight="bold" style:font-weight-asian="bold" style:font-weight-complex="bold"/>
    </style:style>
    <style:style style:name="MT5" style:family="text">
      <style:text-properties fo:language="es" fo:country="ES"/>
    </style:style>
    <style:style style:name="Mfr1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ROGRAMACIÓN FUNCIONAL </text:span><text:span text:style-name="MT2">EN JAVA<text:tab/></text:span><text:span text:style-name="MT3">v.1.0</text:span></text:p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row table:style-name="Tabla6.1">
            <table:table-cell table:style-name="Tabla6.A1" office:value-type="string">
              <text:p text:style-name="MP3">Autor:</text:p>
              <text:p text:style-name="MP4">Sergio Badal </text:p>
            </table:table-cell>
            <table:table-cell table:style-name="Tabla6.A1" office:value-type="string">
              <text:p text:style-name="MP5"><draw:frame draw:style-name="Mfr1" draw:name="gráficos3" text:anchor-type="paragraph" svg:x="0.212cm" svg:y="0cm" svg:width="2cm" svg:height="0.7cm" draw:z-index="0"><draw:image xlink:href="Pictures/100000000000007600000029C3D3C8843D19B85B.png" xlink:type="simple" xlink:show="embed" xlink:actuate="onLoad" draw:mime-type="image/png"/></draw:frame></text:p>
            </table:table-cell>
            <table:table-cell table:style-name="Tabla6.A1" office:value-type="string">
              <text:p text:style-name="MP6"><text:span text:style-name="MT4">Reconocimiento – NoComercial – CompartirIgual (by-nc-sa)</text:span><text:span text:style-name="MT5">: No se permite un uso comercial de la obra original ni de las posibles obras derivadas, la distribución de las cuales se debe hacer con una licencia igual a la que regula la obra original.</text:span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6T18:56:09.268000000</meta:creation-date>
    <dc:date>2021-02-21T19:14:16.489000000</dc:date>
    <meta:editing-duration>PT2H9M18S</meta:editing-duration>
    <meta:editing-cycles>13</meta:editing-cycles>
    <meta:generator>LibreOffice/7.1.0.3$Windows_X86_64 LibreOffice_project/f6099ecf3d29644b5008cc8f48f42f4a40986e4c</meta:generator>
    <meta:document-statistic meta:table-count="6" meta:image-count="1" meta:object-count="0" meta:page-count="1" meta:paragraph-count="103" meta:word-count="545" meta:character-count="4513" meta:non-whitespace-character-count="3936"/>
  </office:meta>
</office:document-meta>
</file>